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5d70" officeooo:paragraph-rsid="001c5d70"/>
    </style:style>
    <style:style style:name="P2" style:family="paragraph" style:parent-style-name="Subtitle">
      <style:text-properties officeooo:rsid="001c5d70" officeooo:paragraph-rsid="001c5d70"/>
    </style:style>
    <style:style style:name="P3" style:family="paragraph" style:parent-style-name="Title">
      <style:text-properties officeooo:rsid="001c5d70" officeooo:paragraph-rsid="001c5d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embly Tutorial #5</text:p>
      <text:p text:style-name="P2">The Stack</text:p>
      <text:p text:style-name="P1">Hi there! This is Matt Heffernan. Welcome back to my channe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6:12:56.912311188</meta:creation-date>
    <dc:date>2021-01-14T16:14:02.011113760</dc:date>
    <meta:editing-duration>PT1M5S</meta:editing-duration>
    <meta:editing-cycles>1</meta:editing-cycles>
    <meta:document-statistic meta:table-count="0" meta:image-count="0" meta:object-count="0" meta:page-count="1" meta:paragraph-count="3" meta:word-count="16" meta:character-count="90" meta:non-whitespace-character-count="77"/>
    <meta:generator>LibreOffice/6.4.6.2$Linux_X86_64 LibreOffice_project/40$Build-2</meta:generator>
  </office:meta>
</office:document-meta>
</file>